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1.27cm" fo:min-width="1.5cm"/>
    </style:style>
    <style:style style:name="gr5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7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131313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draw:transform="rotate (1.5707963267949) translate (0.25cm 3.77cm)" svg:viewBox="0 0 1000 1000" svg:d="M1000 0c-1000 0-1000 1000-1000 1000">
          <text:p/>
        </draw:path>
        <draw:path draw:style-name="gr3" draw:text-style-name="P2" draw:layer="layout" svg:width="0.999cm" svg:height="0.999cm" draw:transform="rotate (-3.14159265358979) translate (2.25cm 3.77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5cm)" svg:viewBox="0 0 1000 1000" svg:d="M0 0c1000 0 1000 1000 1000 1000">
          <text:p/>
        </draw:path>
        <draw:line draw:style-name="gr2" draw:text-style-name="P2" draw:layer="layout" svg:x1="0.25cm" svg:y1="2cm" svg:x2="2.25cm" svg:y2="2cm">
          <text:p/>
        </draw:line>
        <draw:path draw:style-name="gr3" draw:text-style-name="P2" draw:layer="layout" svg:width="0.999cm" svg:height="0.999cm" svg:x="1.25cm" svg:y="0.25cm" svg:viewBox="0 0 1000 1000" svg:d="M0 0c1000 0 1000 1000 1000 1000">
          <text:p/>
        </draw:path>
        <draw:line draw:style-name="gr2" draw:text-style-name="P2" draw:layer="layout" svg:x1="0.25cm" svg:y1="1.98cm" svg:x2="2.25cm" svg:y2="1.98cm">
          <text:p/>
        </draw:line>
        <draw:custom-shape draw:style-name="gr4" draw:text-style-name="P3" draw:layer="layout" svg:width="2cm" svg:height="1.52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1.5707963267949) translate (0.25cm 3.75cm)" svg:viewBox="0 0 1000 1000" svg:d="M1000 0c-1000 0-1000 1000-1000 1000">
          <text:p/>
        </draw:path>
        <draw:custom-shape draw:style-name="gr5" draw:text-style-name="P3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2" draw:layer="layout" svg:width="0.999cm" svg:height="0.999cm" draw:transform="rotate (-3.14159265358979) translate (2.25cm 3.75cm)" svg:viewBox="0 0 1000 1000" svg:d="M1000 0c-1000 0-1000 1000-1000 1000">
          <text:p/>
        </draw:path>
        <draw:path draw:style-name="gr3" draw:text-style-name="P2" draw:layer="layout" svg:width="0.999cm" svg:height="0.999cm" draw:transform="rotate (1.5707963267949) translate (0.25cm 1.23cm)" svg:viewBox="0 0 1000 1000" svg:d="M0 0c1000 0 1000 1000 1000 1000">
          <text:p/>
        </draw:path>
        <draw:line draw:style-name="gr2" draw:text-style-name="P2" draw:layer="layout" svg:x1="0.25cm" svg:y1="1.98cm" svg:x2="2.25cm" svg:y2="1.98cm">
          <text:p/>
        </draw:line>
        <draw:path draw:style-name="gr3" draw:text-style-name="P2" draw:layer="layout" svg:width="0.999cm" svg:height="0.999cm" svg:x="1.25cm" svg:y="0.23cm" svg:viewBox="0 0 1000 1000" svg:d="M0 0c1000 0 1000 1000 1000 1000">
          <text:p/>
        </draw:path>
        <draw:line draw:style-name="gr2" draw:text-style-name="P2" draw:layer="layout" svg:x1="0.25cm" svg:y1="1.23cm" svg:x2="0.25cm" svg:y2="2.75cm">
          <text:p/>
        </draw:line>
        <draw:line draw:style-name="gr2" draw:text-style-name="P2" draw:layer="layout" svg:x1="2.25cm" svg:y1="1.23cm" svg:x2="2.25cm" svg:y2="2.75cm">
          <text:p/>
        </draw:line>
        <draw:custom-shape draw:style-name="gr6" draw:text-style-name="P4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001cm" svg:height="1.001cm" svg:x="0.749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57:17.640000000</dc:date>
    <meta:editing-duration>PT15M10S</meta:editing-duration>
    <meta:editing-cycles>65</meta:editing-cycles>
    <meta:generator>LibreOffice/7.5.0.3$Windows_X86_64 LibreOffice_project/c21113d003cd3efa8c53188764377a8272d9d6de</meta:generator>
    <meta:document-statistic meta:object-count="20"/>
  </office:meta>
</office:document-meta>
</file>